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_32__20_Dots_20_1_20_Dash"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svg:stroke-color="#7e0021" draw:fill="solid" draw:fill-color="#ff8080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808cm" svg:y1="5.372cm" svg:x2="19.477cm" svg:y2="5.499cm">
          <text:p/>
        </draw:line>
        <draw:custom-shape draw:style-name="gr2" draw:text-style-name="P1" draw:layer="layout" svg:width="1.397cm" svg:height="1.175cm" svg:x="4.84cm" svg:y="4.76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678cm" svg:height="6.678cm" svg:x="2.194cm" svg:y="2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7cm" svg:height="1.175cm" svg:x="7.841cm" svg:y="4.76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678cm" svg:height="6.678cm" svg:x="5.195cm" svg:y="2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7cm" svg:height="1.175cm" svg:x="10.842cm" svg:y="4.76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678cm" svg:height="6.678cm" svg:x="8.196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7cm" svg:height="1.175cm" svg:x="13.843cm" svg:y="4.76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678cm" svg:height="6.678cm" svg:x="11.197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.254cm" svg:y1="5.445cm" svg:x2="1.254cm" svg:y2="1.635cm">
          <text:p/>
        </draw:line>
        <draw:line draw:style-name="gr4" draw:text-style-name="P1" draw:layer="layout" svg:x1="18.754cm" svg:y1="5.446cm" svg:x2="18.754cm" svg:y2="1.636cm">
          <text:p/>
        </draw:line>
        <draw:custom-shape draw:style-name="gr5" draw:text-style-name="P1" draw:layer="layout" svg:width="7.493cm" svg:height="3.937cm" svg:x="2.248cm" svg:y="8.68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8T12:34:43.246833784</meta:creation-date>
    <dc:date>2016-04-28T14:58:03.579422146</dc:date>
    <meta:editing-duration>PT6M6S</meta:editing-duration>
    <meta:editing-cycles>2</meta:editing-cycles>
    <meta:generator>LibreOffice/4.2.8.2$Linux_X86_64 LibreOffice_project/420m0$Build-2</meta:generator>
    <meta:document-statistic meta:object-count="12"/>
  </office:meta>
</office:document-meta>
</file>